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3.487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5.1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2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0.04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634cm" fo:min-width="0.56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1.976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34cm" fo:min-width="2.152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0.634cm" fo:min-width="1.268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/110</text:span></text:p>
          <text:p text:style-name="P1"><text:span text:style-name="T1">« Curly Infix »</text:span></text:p>
          <text:p text:style-name="P1"><text:span text:style-name="T1">Prefix,post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637cm" svg:height="1.75cm" svg:x="7.113cm" svg:y="13cm">
          <text:p text:style-name="P1"><text:span text:style-name="T1">« infix »</text:span></text:p>
          <text:p text:style-name="P1"><text:span text:style-name="T1">nfx (infix,prefix,postfix)</text:span></text:p>
          <text:p text:style-name="P1"><text:span text:style-name="T1">$nfx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7.938cm" svg:y2="13.256cm" draw:start-shape="id1" draw:start-glue-point="8" draw:end-shape="id2" draw:end-glue-point="5" svg:d="M3522 10632l4416 2624" svg:viewBox="0 0 4417 262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1" xml:id="id4" draw:id="id4" draw:layer="layout" svg:width="6cm" svg:height="1.75cm" svg:x="20.25cm" svg:y="2.5cm">
          <text:p text:style-name="P1"><text:span text:style-name="T1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8cm" svg:height="1.75cm" svg:x="14.5cm" svg:y="8.25cm">
          <text:p text:style-name="P1"><text:span text:style-name="T1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1.128cm" svg:y2="2.756cm" draw:start-shape="id3" draw:start-glue-point="10" draw:end-shape="id4" draw:end-glue-point="5" svg:d="M11500 2250l9628 506" svg:viewBox="0 0 9629 507">
          <text:p/>
        </draw:connector>
        <draw:connector draw:style-name="gr9" draw:text-style-name="P2" draw:layer="layout" draw:type="line" svg:x1="11.925cm" svg:y1="13.256cm" svg:x2="15.671cm" svg:y2="9.744cm" draw:start-shape="id2" draw:start-glue-point="11" draw:end-shape="id5" draw:end-glue-point="7" svg:d="M11925 13256l3746-3512" svg:viewBox="0 0 3747 3513">
          <text:p/>
        </draw:connector>
        <draw:connector draw:style-name="gr10" draw:text-style-name="P2" draw:layer="layout" draw:type="line" svg:x1="21.128cm" svg:y1="3.994cm" svg:x2="18.5cm" svg:y2="8.25cm" draw:start-shape="id4" draw:start-glue-point="7" draw:end-shape="id5" draw:end-glue-point="4" svg:d="M21128 3994l-2628 4256" svg:viewBox="0 0 2629 4257">
          <text:p/>
        </draw:connector>
        <draw:custom-shape draw:style-name="gr11" draw:text-style-name="P1" xml:id="id7" draw:id="id7" draw:layer="layout" svg:width="2.75cm" svg:height="1.5cm" svg:x="23.75cm" svg:y="9cm">
          <text:p text:style-name="P1"><text:span text:style-name="T1">syntax</text:span></text:p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cm" svg:height="1.5cm" svg:x="23.711cm" svg:y="12.297cm">
          <text:p text:style-name="P1"><text:span text:style-name="T1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5.372cm" svg:y1="3.994cm" svg:x2="26.25cm" svg:y2="5.5cm" draw:start-shape="id4" draw:start-glue-point="9" draw:end-shape="id6" draw:end-glue-point="4" svg:d="M25372 3994l878 1506" svg:viewBox="0 0 879 1507">
          <text:p/>
        </draw:connector>
        <draw:connector draw:style-name="gr14" draw:text-style-name="P2" draw:layer="layout" draw:type="line" svg:x1="23.25cm" svg:y1="4.25cm" svg:x2="24.152cm" svg:y2="9.219cm" draw:start-shape="id4" draw:start-glue-point="8" draw:end-shape="id7" draw:end-glue-point="5" svg:d="M23250 4250l902 4969" svg:viewBox="0 0 903 4970">
          <text:p/>
        </draw:connector>
        <draw:connector draw:style-name="gr15" draw:text-style-name="P2" draw:layer="layout" draw:type="line" svg:x1="22.5cm" svg:y1="9.125cm" svg:x2="23.75cm" svg:y2="9.75cm" draw:start-shape="id5" draw:start-glue-point="10" draw:end-shape="id7" draw:end-glue-point="6" svg:d="M22500 9125l1250 625" svg:viewBox="0 0 1251 626">
          <text:p/>
        </draw:connector>
        <draw:frame draw:style-name="gr16" draw:text-style-name="P3" draw:layer="layout" svg:width="5.602cm" svg:height="0.962cm" svg:x="14.898cm" svg:y="16.5cm">
          <draw:text-box>
            <text:p>Scheme+ schema</text:p>
          </draw:text-box>
        </draw:frame>
        <draw:custom-shape draw:style-name="gr17" draw:text-style-name="P1" xml:id="id8" draw:id="id8" draw:layer="layout" svg:width="2.25cm" svg:height="1.25cm" svg:x="15cm" svg:y="14cm">
          <text:p text:style-name="P1"><text:span text:style-name="T1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12.75cm" svg:y1="13.875cm" svg:x2="15cm" svg:y2="14.625cm" draw:start-shape="id2" draw:start-glue-point="10" draw:end-shape="id8" draw:end-glue-point="6" svg:d="M12750 13875l2250 750" svg:viewBox="0 0 2251 751">
          <text:p/>
        </draw:connector>
        <draw:connector draw:style-name="gr19" draw:text-style-name="P2" draw:layer="layout" draw:type="line" svg:x1="17.25cm" svg:y1="14.625cm" svg:x2="23.711cm" svg:y2="13.047cm" draw:start-shape="id8" draw:start-glue-point="10" draw:end-shape="id9" draw:end-glue-point="6" svg:d="M17250 14625l6461-1578" svg:viewBox="0 0 6462 1579">
          <text:p/>
        </draw:connector>
        <draw:connector draw:style-name="gr20" draw:text-style-name="P2" draw:layer="layout" draw:type="line" svg:x1="25.211cm" svg:y1="12.297cm" svg:x2="25.125cm" svg:y2="10.5cm" draw:start-shape="id9" draw:start-glue-point="4" draw:end-shape="id7" draw:end-glue-point="8" svg:d="M25211 12297l-86-1797" svg:viewBox="0 0 87 1798">
          <text:p/>
        </draw:connector>
        <draw:custom-shape draw:style-name="gr21" draw:text-style-name="P1" xml:id="id10" draw:id="id10" draw:layer="layout" svg:width="4cm" svg:height="1.75cm" svg:x="13.5cm" svg:y="4.5cm">
          <text:p text:style-name="P1"><text:span text:style-name="T1">assignment</text:span></text:p>
          <text:p text:style-name="P1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7.5cm" svg:y1="5.375cm" svg:x2="20.25cm" svg:y2="3.375cm" draw:start-shape="id10" draw:start-glue-point="10" draw:end-shape="id4" draw:end-glue-point="6" svg:d="M17500 5375l2750-2000" svg:viewBox="0 0 2751 2001">
          <text:p/>
        </draw:connector>
        <draw:connector draw:style-name="gr23" draw:text-style-name="P2" draw:layer="layout" draw:type="line" svg:x1="14.085cm" svg:y1="4.756cm" svg:x2="10.805cm" svg:y2="2.957cm" draw:start-shape="id10" draw:start-glue-point="5" draw:end-shape="id3" draw:end-glue-point="9" svg:d="M14085 4756l-3280-1799" svg:viewBox="0 0 3281 1800">
          <text:p/>
        </draw:connector>
        <draw:frame draw:style-name="gr24" draw:text-style-name="P4" draw:layer="layout" svg:width="10.54cm" svg:height="1.5cm" svg:x="17.75cm" svg:y="18.25cm">
          <draw:text-box>
            <text:p><text:span text:style-name="T3">: <text:s text:c="2"/>Means module A use module B</text:span></text:p>
            <text:p><text:span text:style-name="T3">(Number is order of depandancies or compilation)</text:span></text:p>
          </draw:text-box>
        </draw:frame>
        <draw:custom-shape draw:style-name="gr25" draw:text-style-name="P5" xml:id="id11" draw:id="id11" draw:layer="layout" svg:width="1.5cm" svg:height="1.25cm" svg:x="12.25cm" svg:y="18.25cm">
          <text:p text:style-name="P5">A</text:p>
          <text:p text:style-name="P5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1.5cm" svg:height="1.25cm" svg:x="16cm" svg:y="18.25cm">
          <text:p text:style-name="P5">B</text:p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3.75cm" svg:y1="18.875cm" svg:x2="16cm" svg:y2="18.875cm" draw:start-shape="id11" draw:start-glue-point="10" draw:end-shape="id12" draw:end-glue-point="6" svg:d="M13750 18875h2250" svg:viewBox="0 0 2251 1">
          <text:p/>
        </draw:connector>
        <draw:custom-shape draw:style-name="gr27" draw:text-style-name="P1" xml:id="id13" draw:id="id13" draw:layer="layout" svg:width="4cm" svg:height="1.25cm" svg:x="23.5cm" svg:y="15cm">
          <text:p text:style-name="P1"><text:span text:style-name="T1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5.211cm" svg:y1="13.797cm" svg:x2="25.5cm" svg:y2="15cm" draw:start-shape="id9" draw:start-glue-point="8" draw:end-shape="id13" draw:end-glue-point="4" svg:d="M25211 13797l289 1203" svg:viewBox="0 0 290 1204">
          <text:p/>
        </draw:connector>
        <draw:custom-shape draw:style-name="gr29" draw:text-style-name="P1" xml:id="id14" draw:id="id14" draw:layer="layout" svg:width="3.25cm" svg:height="1.25cm" svg:x="7.41cm" svg:y="5.113cm">
          <text:p text:style-name="P1"><text:span text:style-name="T1">overload</text:span></text:p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3.5cm" svg:y1="5.375cm" svg:x2="10.66cm" svg:y2="5.738cm" draw:start-shape="id10" draw:start-glue-point="6" draw:end-shape="id14" draw:end-glue-point="10" svg:d="M13500 5375l-2840 363" svg:viewBox="0 0 2841 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085cm" svg:y2="5.994cm" draw:start-shape="id1" draw:start-glue-point="10" draw:end-shape="id10" draw:end-glue-point="7" svg:d="M5522 9257l8563-3263" svg:viewBox="0 0 8564 3264">
          <text:p/>
        </draw:connector>
        <draw:custom-shape draw:style-name="gr34" draw:text-style-name="P1" xml:id="id15" draw:id="id15" draw:layer="layout" svg:width="4.25cm" svg:height="1.75cm" svg:x="6.75cm" svg:y="10cm">
          <text:p text:style-name="P1"><text:span text:style-name="T1">def-nfx</text:span></text:p>
          <text:p text:style-name="P1"><text:span text:style-name="T5">« infix </text:span><text:span text:style-name="T6">define </text:span><text:span text:style-name="T7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75cm" svg:y1="11.75cm" svg:x2="9.932cm" svg:y2="13cm" draw:start-shape="id15" draw:start-glue-point="8" draw:end-shape="id2" draw:end-glue-point="4" svg:d="M8875 11750l1057 1250" svg:viewBox="0 0 1058 1251">
          <text:p/>
        </draw:connector>
        <draw:custom-shape draw:style-name="gr35" draw:text-style-name="P1" xml:id="id6" draw:id="id6" draw:layer="layout" svg:width="3.5cm" svg:height="1.25cm" svg:x="24.5cm" svg:y="5.5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1.329cm" svg:y1="8.506cm" svg:x2="24.5cm" svg:y2="6.125cm" draw:start-shape="id5" draw:start-glue-point="11" draw:end-shape="id6" draw:end-glue-point="6" svg:d="M21329 8506l3171-2381" svg:viewBox="0 0 3172 2382">
          <text:p/>
        </draw:connector>
        <draw:connector draw:style-name="gr15" draw:text-style-name="P2" draw:layer="layout" draw:type="line" svg:x1="4.937cm" svg:y1="10.23cm" svg:x2="6.75cm" svg:y2="10.875cm" draw:start-shape="id1" draw:start-glue-point="9" draw:end-shape="id15" draw:end-glue-point="6" svg:d="M4937 10230l1813 645" svg:viewBox="0 0 1814 646">
          <text:p/>
        </draw:connector>
        <draw:connector draw:style-name="gr36" draw:text-style-name="P2" draw:layer="layout" draw:type="line" svg:x1="21.329cm" svg:y1="9.744cm" svg:x2="24.15cm" svg:y2="12.516cm" draw:start-shape="id5" draw:start-glue-point="9" draw:end-shape="id9" draw:end-glue-point="5" svg:d="M21329 9744l2821 2772" svg:viewBox="0 0 2822 2773">
          <text:p/>
        </draw:connector>
        <draw:custom-shape draw:style-name="gr37" draw:text-style-name="P1" xml:id="id19" draw:id="id19" draw:layer="layout" svg:width="2cm" svg:height="1.25cm" svg:x="3.5cm" svg:y="13.25cm">
          <text:p text:style-name="P1"><text:span text:style-name="T1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7" draw:id="id17" draw:layer="layout" svg:width="3.75cm" svg:height="1.25cm" svg:x="9.25cm" svg:y="8.25cm">
          <text:p text:style-name="P1"><text:span text:style-name="T1">in-equ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6" draw:id="id16" draw:layer="layout" svg:width="2cm" svg:height="1.25cm" svg:x="5cm" svg:y="15cm">
          <text:p text:style-name="P1"><text:span text:style-name="T1">d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" draw:layer="layout" draw:type="line" svg:x1="6.707cm" svg:y1="15.183cm" svg:x2="7.938cm" svg:y2="14.494cm" draw:start-shape="id16" draw:start-glue-point="11" draw:end-shape="id2" draw:end-glue-point="7" svg:d="M6707 15183l1231-689" svg:viewBox="0 0 1232 690">
          <text:p/>
        </draw:connector>
        <draw:connector draw:style-name="gr40" draw:text-style-name="P2" draw:layer="layout" draw:type="line" svg:x1="26.25cm" svg:y1="6.75cm" svg:x2="25.125cm" svg:y2="9cm" draw:start-shape="id6" draw:start-glue-point="8" draw:end-shape="id7" draw:end-glue-point="4" svg:d="M26250 6750l-1125 2250" svg:viewBox="0 0 1126 2251">
          <text:p/>
        </draw:connector>
        <draw:connector draw:style-name="gr40" draw:text-style-name="P2" draw:layer="layout" draw:type="line" svg:x1="27.488cm" svg:y1="6.567cm" svg:x2="26.711cm" svg:y2="13.047cm" draw:start-shape="id6" draw:start-glue-point="9" draw:end-shape="id9" draw:end-glue-point="10" svg:d="M27488 6567l-777 6480" svg:viewBox="0 0 778 6481">
          <text:p/>
        </draw:connector>
        <draw:custom-shape draw:style-name="gr17" draw:text-style-name="P1" xml:id="id18" draw:id="id18" draw:layer="layout" svg:width="2.25cm" svg:height="1.25cm" svg:x="16.75cm" svg:y="11.5cm">
          <text:p text:style-name="P1"><text:span text:style-name="T1">atom</text:span></text:p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" draw:layer="layout" draw:type="line" svg:x1="14.5cm" svg:y1="9.125cm" svg:x2="13cm" svg:y2="8.875cm" draw:start-shape="id5" draw:start-glue-point="6" draw:end-shape="id17" draw:end-glue-point="10" svg:d="M14500 9125l-1500-250" svg:viewBox="0 0 1501 251">
          <text:p/>
        </draw:connector>
        <draw:connector draw:style-name="gr42" draw:text-style-name="P2" draw:layer="layout" draw:type="line" svg:x1="18.5cm" svg:y1="10cm" svg:x2="17.875cm" svg:y2="11.5cm" draw:start-shape="id5" draw:start-glue-point="8" draw:end-shape="id18" draw:end-glue-point="4" svg:d="M18500 10000l-625 1500" svg:viewBox="0 0 626 1501">
          <text:p/>
        </draw:connector>
        <draw:custom-shape draw:style-name="gr43" draw:text-style-name="P1" xml:id="id20" draw:id="id20" draw:layer="layout" svg:width="2.5cm" svg:height="1.25cm" svg:x="7.75cm" svg:y="15.75cm">
          <text:p text:style-name="P1"><text:span text:style-name="T1">def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5.5cm" svg:y1="13.875cm" svg:x2="7.113cm" svg:y2="13.875cm" draw:start-shape="id19" draw:end-shape="id2" draw:end-glue-point="6" svg:d="M5500 13875h1613" svg:viewBox="0 0 1614 1">
          <text:p/>
        </draw:connector>
        <draw:connector draw:style-name="gr45" draw:text-style-name="P2" draw:layer="layout" draw:type="line" svg:x1="9cm" svg:y1="15.75cm" svg:x2="9.932cm" svg:y2="14.75cm" draw:start-shape="id20" draw:start-glue-point="4" draw:end-shape="id2" draw:end-glue-point="8" svg:d="M9000 15750l932-1000" svg:viewBox="0 0 933 1001">
          <text:p/>
        </draw:connector>
        <draw:connector draw:style-name="gr46" draw:text-style-name="P2" draw:layer="layout" draw:line-skew="0.998cm" svg:x1="2.107cm" svg:y1="10.23cm" svg:x2="25.5cm" svg:y2="16.25cm" draw:start-shape="id1" draw:start-glue-point="7" draw:end-shape="id13" draw:end-glue-point="8" svg:d="M2107 10230v7520h23393v-1500" svg:viewBox="0 0 23394 75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02:47.199948722</meta:creation-date>
    <dc:date>2026-03-01T10:35:53.796053439</dc:date>
    <meta:editing-duration>P29DT19H17M55S</meta:editing-duration>
    <meta:editing-cycles>95</meta:editing-cycles>
    <meta:generator>LibreOffice/24.2.7.2$Linux_X86_64 LibreOffice_project/420$Build-2</meta:generator>
    <meta:document-statistic meta:object-count="53"/>
  </office:meta>
</office:document-meta>
</file>